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.2708in" fo:margin-left="0in" fo:margin-top="0in" fo:margin-bottom="0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6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loext:graphic-properties draw:fill="solid" draw:fill-color="#cccccc"/>
      <style:paragraph-properties fo:background-color="#cccccc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="solid" draw:fill-color="#cccccc"/>
      <style:paragraph-properties fo:margin-top="0in" fo:margin-bottom="0in" loext:contextual-spacing="false" fo:line-height="100%" fo:orphans="0" fo:widows="0" fo:background-color="#cccccc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urier New" style:font-name-asian="Courier New1" style:font-name-complex="Courier New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8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3">
          <style:column style:rel-width="20979*" fo:start-indent="0in" fo:end-indent="0.25in"/>
          <style:column style:rel-width="23581*" fo:start-indent="0.25in" fo:end-indent="0.25in"/>
          <style:column style:rel-width="2097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quis pour variante diplomania</text:h>
      <text:p text:style-name="Standard"/>
      <text:p text:style-name="P1">Pour aider à la compréhension de ce document, voici la convention utilisée pour les exemples issus de la variante standard:</text:p>
      <text:section text:style-name="Sect1" text:name="TextSection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3"><text:span text:style-name="T1">1</text:span></text:p>
            </table:table-cell>
            <table:table-cell table:style-name="Table1.A1" office:value-type="string">
              <text:p text:style-name="P3"><text:span text:style-name="T1">AD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</text:span></text:p>
            </table:table-cell>
            <table:table-cell table:style-name="Table1.A1" office:value-type="string">
              <text:p text:style-name="P3"><text:span text:style-name="T1">AEG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</text:span></text:p>
            </table:table-cell>
            <table:table-cell table:style-name="Table1.A1" office:value-type="string">
              <text:p text:style-name="P3"><text:span text:style-name="T1">alb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</text:span></text:p>
            </table:table-cell>
            <table:table-cell table:style-name="Table1.A1" office:value-type="string">
              <text:p text:style-name="P3"><text:span text:style-name="T1">ank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</text:span></text:p>
            </table:table-cell>
            <table:table-cell table:style-name="Table1.A1" office:value-type="string">
              <text:p text:style-name="P3"><text:span text:style-name="T1">APU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</text:span></text:p>
            </table:table-cell>
            <table:table-cell table:style-name="Table1.A1" office:value-type="string">
              <text:p text:style-name="P3"><text:span text:style-name="T1">ARM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7</text:span></text:p>
            </table:table-cell>
            <table:table-cell table:style-name="Table1.A1" office:value-type="string">
              <text:p text:style-name="P3"><text:span text:style-name="T1">BA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8</text:span></text:p>
            </table:table-cell>
            <table:table-cell table:style-name="Table1.A1" office:value-type="string">
              <text:p text:style-name="P3"><text:span text:style-name="T1">BA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9</text:span></text:p>
            </table:table-cell>
            <table:table-cell table:style-name="Table1.A1" office:value-type="string">
              <text:p text:style-name="P3"><text:span text:style-name="T1">BE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0</text:span></text:p>
            </table:table-cell>
            <table:table-cell table:style-name="Table1.A1" office:value-type="string">
              <text:p text:style-name="P3"><text:span text:style-name="T1">BE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1</text:span></text:p>
            </table:table-cell>
            <table:table-cell table:style-name="Table1.A1" office:value-type="string">
              <text:p text:style-name="P3"><text:span text:style-name="T1">BLA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2</text:span></text:p>
            </table:table-cell>
            <table:table-cell table:style-name="Table1.A1" office:value-type="string">
              <text:p text:style-name="P3"><text:span text:style-name="T1">BOH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3</text:span></text:p>
            </table:table-cell>
            <table:table-cell table:style-name="Table1.A1" office:value-type="string">
              <text:p text:style-name="P3"><text:span text:style-name="T1">BOT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4</text:span></text:p>
            </table:table-cell>
            <table:table-cell table:style-name="Table1.A1" office:value-type="string">
              <text:p text:style-name="P3"><text:span text:style-name="T1">BRE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5</text:span></text:p>
            </table:table-cell>
            <table:table-cell table:style-name="Table1.A1" office:value-type="string">
              <text:p text:style-name="P3"><text:span text:style-name="T1">BUD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6</text:span></text:p>
            </table:table-cell>
            <table:table-cell table:style-name="Table1.A1" office:value-type="string">
              <text:p text:style-name="P3"><text:span text:style-name="T1">BU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7</text:span></text:p>
            </table:table-cell>
            <table:table-cell table:style-name="Table1.A1" office:value-type="string">
              <text:p text:style-name="P3"><text:span text:style-name="T1">bu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8</text:span></text:p>
            </table:table-cell>
            <table:table-cell table:style-name="Table1.A1" office:value-type="string">
              <text:p text:style-name="P3"><text:span text:style-name="T1">cly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19</text:span></text:p>
            </table:table-cell>
            <table:table-cell table:style-name="Table1.A1" office:value-type="string">
              <text:p text:style-name="P3"><text:span text:style-name="T1">CO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0</text:span></text:p>
            </table:table-cell>
            <table:table-cell table:style-name="Table1.A1" office:value-type="string">
              <text:p text:style-name="P3"><text:span text:style-name="T1">den</text:span></text:p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3"><text:span text:style-name="T1">21</text:span></text:p>
            </table:table-cell>
            <table:table-cell table:style-name="Table1.A1" office:value-type="string">
              <text:p text:style-name="P3"><text:span text:style-name="T1">EAS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2</text:span></text:p>
            </table:table-cell>
            <table:table-cell table:style-name="Table1.A1" office:value-type="string">
              <text:p text:style-name="P3"><text:span text:style-name="T1">EDI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3</text:span></text:p>
            </table:table-cell>
            <table:table-cell table:style-name="Table1.A1" office:value-type="string">
              <text:p text:style-name="P3"><text:span text:style-name="T1">ENG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4</text:span></text:p>
            </table:table-cell>
            <table:table-cell table:style-name="Table1.A1" office:value-type="string">
              <text:p text:style-name="P3"><text:span text:style-name="T1">FI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5</text:span></text:p>
            </table:table-cell>
            <table:table-cell table:style-name="Table1.A1" office:value-type="string">
              <text:p text:style-name="P3"><text:span text:style-name="T1">GA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6</text:span></text:p>
            </table:table-cell>
            <table:table-cell table:style-name="Table1.A1" office:value-type="string">
              <text:p text:style-name="P3"><text:span text:style-name="T1">GAS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7</text:span></text:p>
            </table:table-cell>
            <table:table-cell table:style-name="Table1.A1" office:value-type="string">
              <text:p text:style-name="P3"><text:span text:style-name="T1">GO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8</text:span></text:p>
            </table:table-cell>
            <table:table-cell table:style-name="Table1.A1" office:value-type="string">
              <text:p text:style-name="P3"><text:span text:style-name="T1">GRE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29</text:span></text:p>
            </table:table-cell>
            <table:table-cell table:style-name="Table1.A1" office:value-type="string">
              <text:p text:style-name="P3"><text:span text:style-name="T1">HE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0</text:span></text:p>
            </table:table-cell>
            <table:table-cell table:style-name="Table1.A1" office:value-type="string">
              <text:p text:style-name="P3"><text:span text:style-name="T1">ho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1</text:span></text:p>
            </table:table-cell>
            <table:table-cell table:style-name="Table1.A1" office:value-type="string">
              <text:p text:style-name="P3"><text:span text:style-name="T1">IO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2</text:span></text:p>
            </table:table-cell>
            <table:table-cell table:style-name="Table1.A1" office:value-type="string">
              <text:p text:style-name="P3"><text:span text:style-name="T1">IRI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3</text:span></text:p>
            </table:table-cell>
            <table:table-cell table:style-name="Table1.A1" office:value-type="string">
              <text:p text:style-name="P3"><text:span text:style-name="T1">KIE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4</text:span></text:p>
            </table:table-cell>
            <table:table-cell table:style-name="Table1.A1" office:value-type="string">
              <text:p text:style-name="P3"><text:span text:style-name="T1">lo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5</text:span></text:p>
            </table:table-cell>
            <table:table-cell table:style-name="Table1.A1" office:value-type="string">
              <text:p text:style-name="P3"><text:span text:style-name="T1">lv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6</text:span></text:p>
            </table:table-cell>
            <table:table-cell table:style-name="Table1.A1" office:value-type="string">
              <text:p text:style-name="P3"><text:span text:style-name="T1">lvp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7</text:span></text:p>
            </table:table-cell>
            <table:table-cell table:style-name="Table1.A1" office:value-type="string">
              <text:p text:style-name="P3"><text:span text:style-name="T1">ma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8</text:span></text:p>
            </table:table-cell>
            <table:table-cell table:style-name="Table1.A1" office:value-type="string">
              <text:p text:style-name="P3"><text:span text:style-name="T1">MID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39</text:span></text:p>
            </table:table-cell>
            <table:table-cell table:style-name="Table1.A1" office:value-type="string">
              <text:p text:style-name="P3"><text:span text:style-name="T1">MOS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0</text:span></text:p>
            </table:table-cell>
            <table:table-cell table:style-name="Table1.A1" office:value-type="string">
              <text:p text:style-name="P3"><text:span text:style-name="T1">MUN</text:span></text:p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3"><text:span text:style-name="T1">41</text:span></text:p>
            </table:table-cell>
            <table:table-cell table:style-name="Table1.A1" office:value-type="string">
              <text:p text:style-name="P3"><text:span text:style-name="T1">naf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2</text:span></text:p>
            </table:table-cell>
            <table:table-cell table:style-name="Table1.A1" office:value-type="string">
              <text:p text:style-name="P3"><text:span text:style-name="T1">NAP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3</text:span></text:p>
            </table:table-cell>
            <table:table-cell table:style-name="Table1.A1" office:value-type="string">
              <text:p text:style-name="P3"><text:span text:style-name="T1">NAT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4</text:span></text:p>
            </table:table-cell>
            <table:table-cell table:style-name="Table1.A1" office:value-type="string">
              <text:p text:style-name="P3"><text:span text:style-name="T1">NRG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5</text:span></text:p>
            </table:table-cell>
            <table:table-cell table:style-name="Table1.A1" office:value-type="string">
              <text:p text:style-name="P3"><text:span text:style-name="T1">NTH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6</text:span></text:p>
            </table:table-cell>
            <table:table-cell table:style-name="Table1.A1" office:value-type="string">
              <text:p text:style-name="P3"><text:span text:style-name="T1">nwy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7</text:span></text:p>
            </table:table-cell>
            <table:table-cell table:style-name="Table1.A1" office:value-type="string">
              <text:p text:style-name="P3"><text:span text:style-name="T1">PA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8</text:span></text:p>
            </table:table-cell>
            <table:table-cell table:style-name="Table1.A1" office:value-type="string">
              <text:p text:style-name="P3"><text:span text:style-name="T1">PIC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49</text:span></text:p>
            </table:table-cell>
            <table:table-cell table:style-name="Table1.A1" office:value-type="string">
              <text:p text:style-name="P3"><text:span text:style-name="T1">PIE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0</text:span></text:p>
            </table:table-cell>
            <table:table-cell table:style-name="Table1.A1" office:value-type="string">
              <text:p text:style-name="P3"><text:span text:style-name="T1">PO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1</text:span></text:p>
            </table:table-cell>
            <table:table-cell table:style-name="Table1.A1" office:value-type="string">
              <text:p text:style-name="P3"><text:span text:style-name="T1">PRU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2</text:span></text:p>
            </table:table-cell>
            <table:table-cell table:style-name="Table1.A1" office:value-type="string">
              <text:p text:style-name="P3"><text:span text:style-name="T1">ROM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3</text:span></text:p>
            </table:table-cell>
            <table:table-cell table:style-name="Table1.A1" office:value-type="string">
              <text:p text:style-name="P3"><text:span text:style-name="T1">ruh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4</text:span></text:p>
            </table:table-cell>
            <table:table-cell table:style-name="Table1.A1" office:value-type="string">
              <text:p text:style-name="P3"><text:span text:style-name="T1">rum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5</text:span></text:p>
            </table:table-cell>
            <table:table-cell table:style-name="Table1.A1" office:value-type="string">
              <text:p text:style-name="P3"><text:span text:style-name="T1">SE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6</text:span></text:p>
            </table:table-cell>
            <table:table-cell table:style-name="Table1.A1" office:value-type="string">
              <text:p text:style-name="P3"><text:span text:style-name="T1">sev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7</text:span></text:p>
            </table:table-cell>
            <table:table-cell table:style-name="Table1.A1" office:value-type="string">
              <text:p text:style-name="P3"><text:span text:style-name="T1">SI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8</text:span></text:p>
            </table:table-cell>
            <table:table-cell table:style-name="Table1.A1" office:value-type="string">
              <text:p text:style-name="P3"><text:span text:style-name="T1">SKA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59</text:span></text:p>
            </table:table-cell>
            <table:table-cell table:style-name="Table1.A1" office:value-type="string">
              <text:p text:style-name="P3"><text:span text:style-name="T1">SMY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0</text:span></text:p>
            </table:table-cell>
            <table:table-cell table:style-name="Table1.A1" office:value-type="string">
              <text:p text:style-name="P3"><text:span text:style-name="T1">spa</text:span></text:p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3"><text:span text:style-name="T1">61</text:span></text:p>
            </table:table-cell>
            <table:table-cell table:style-name="Table1.A1" office:value-type="string">
              <text:p text:style-name="P3"><text:span text:style-name="T1">STP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2</text:span></text:p>
            </table:table-cell>
            <table:table-cell table:style-name="Table1.A1" office:value-type="string">
              <text:p text:style-name="P3"><text:span text:style-name="T1">swe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3</text:span></text:p>
            </table:table-cell>
            <table:table-cell table:style-name="Table1.A1" office:value-type="string">
              <text:p text:style-name="P3"><text:span text:style-name="T1">SY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4</text:span></text:p>
            </table:table-cell>
            <table:table-cell table:style-name="Table1.A1" office:value-type="string">
              <text:p text:style-name="P3"><text:span text:style-name="T1">TRI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5</text:span></text:p>
            </table:table-cell>
            <table:table-cell table:style-name="Table1.A1" office:value-type="string">
              <text:p text:style-name="P3"><text:span text:style-name="T1">TU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6</text:span></text:p>
            </table:table-cell>
            <table:table-cell table:style-name="Table1.A1" office:value-type="string">
              <text:p text:style-name="P3"><text:span text:style-name="T1">tus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7</text:span></text:p>
            </table:table-cell>
            <table:table-cell table:style-name="Table1.A1" office:value-type="string">
              <text:p text:style-name="P3"><text:span text:style-name="T1">TY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8</text:span></text:p>
            </table:table-cell>
            <table:table-cell table:style-name="Table1.A1" office:value-type="string">
              <text:p text:style-name="P3"><text:span text:style-name="T1">TY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69</text:span></text:p>
            </table:table-cell>
            <table:table-cell table:style-name="Table1.A1" office:value-type="string">
              <text:p text:style-name="P3"><text:span text:style-name="T1">UK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70</text:span></text:p>
            </table:table-cell>
            <table:table-cell table:style-name="Table1.A1" office:value-type="string">
              <text:p text:style-name="P3"><text:span text:style-name="T1">VEN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71</text:span></text:p>
            </table:table-cell>
            <table:table-cell table:style-name="Table1.A1" office:value-type="string">
              <text:p text:style-name="P3"><text:span text:style-name="T1">VIE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72</text:span></text:p>
            </table:table-cell>
            <table:table-cell table:style-name="Table1.A1" office:value-type="string">
              <text:p text:style-name="P3"><text:span text:style-name="T1">wal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73</text:span></text:p>
            </table:table-cell>
            <table:table-cell table:style-name="Table1.A1" office:value-type="string">
              <text:p text:style-name="P3"><text:span text:style-name="T1">war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74</text:span></text:p>
            </table:table-cell>
            <table:table-cell table:style-name="Table1.A1" office:value-type="string">
              <text:p text:style-name="P3"><text:span text:style-name="T1">WES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75</text:span></text:p>
            </table:table-cell>
            <table:table-cell table:style-name="Table1.A1" office:value-type="string">
              <text:p text:style-name="P3"><text:span text:style-name="T1">YOR</text:span></text:p>
            </table:table-cell>
          </table:table-row>
        </table:table>
        <text:p text:style-name="P1"/>
      </text:section>
      <text:section text:style-name="Sect2" text:name="Section1">
        <text:p text:style-name="Standard"/>
        <text:h text:style-name="Heading_20_2" text:outline-level="2"><text:bookmark text:name="_heading=h.hiyp5bavhu12"/>Une variante</text:h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2"><text:span text:style-name="T2">Eléments à placer sur le back end qui décrivent la variante elle même</text:span></text:p>
            </table:table-cell>
          </table:table-row>
        </table:table>
        <text:p text:style-name="Standard"/>
        <text:p text:style-name="Standard">Un fichier « &lt;nom_de_variante&gt;.json » sur le modèle ci-dessous :</text:p>
        <text:p text:style-name="P4"><text:span text:style-name="T3">// les régions avec leur type (1=côte 2=terre 3=mer) sans les zones c</text:span><text:span text:style-name="T8">ôtières</text:span></text:p>
        <text:p text:style-name="P4"><text:span text:style-name="T6"><text:s text:c="3"/>"regions": [</text:span></text:p>
        <text:p text:style-name="P4"><text:span text:style-name="T6"><text:s text:c="8"/>3, 3, 1, 1, 1, 1, 3, 3, 1, 1,</text:span></text:p>
        <text:p text:style-name="P4"><text:span text:style-name="T6"><text:s text:c="8"/>3, 2, 3, 1, 2, 1, 2, 1, 1, 1,</text:span></text:p>
        <text:p text:style-name="P4"><text:span text:style-name="T6"><text:s text:c="8"/>3, 1, 3, 1, 2, 1, 3, 1, 3, 1,</text:span></text:p>
        <text:p text:style-name="P4"><text:span text:style-name="T6"><text:s text:c="8"/>3, 3, 1, 1, 1, 1, 1, 3, 2, 2,</text:span></text:p>
        <text:p text:style-name="P4"><text:span text:style-name="T6"><text:s text:c="8"/>1, 1, 3, 3, 3, 1, 2, 1, 1, 1,</text:span></text:p>
        <text:p text:style-name="P4"><text:span text:style-name="T6"><text:s text:c="8"/>1, 1, 2, 1, 2, 1, 2, 3, 1, 1,</text:span></text:p>
        <text:p text:style-name="P4"><text:span text:style-name="T6"><text:s text:c="8"/>1, 1, 1, 1, 1, 1, 3, 2, 2, 1,</text:span></text:p>
        <text:p text:style-name="P4"><text:span text:style-name="T6"><text:s text:c="8"/>2, 1, 2, 3, 1</text:span></text:p>
        <text:p text:style-name="P4"><text:span text:style-name="T6"><text:s text:c="3"/>],</text:span></text:p>
        <text:p text:style-name="P4"><text:span text:style-name="T3">// les centres : liste des régions qui sont un centre</text:span></text:p>
        <text:p text:style-name="P4"><text:span text:style-name="T6"><text:s text:c="3"/>"centers": [</text:span></text:p>
        <text:p text:style-name="P4"><text:soft-page-break/><text:span text:style-name="T6"><text:s text:c="7"/>4, <text:s/>9, <text:s/>10, 14, 15, 16, 19, 20, 22, 28,</text:span></text:p>
        <text:p text:style-name="P4"><text:span text:style-name="T6"><text:s text:c="7"/>30, 33, 34, 36, 37, 39, 40, 42, 46, 47,</text:span></text:p>
        <text:p text:style-name="P4"><text:span text:style-name="T6"><text:s text:c="7"/>50, 52, 54, 55, 56, 59, 60, 61, 62, 64,</text:span></text:p>
        <text:p text:style-name="P4"><text:span text:style-name="T6"><text:s text:c="7"/>65, 70, 71, 73</text:span></text:p>
        <text:p text:style-name="P4"><text:span text:style-name="T6"><text:s text:c="4"/>],</text:span></text:p>
        <text:p text:style-name="P4"><text:span text:style-name="T3">// le nombre de rôles dans la variante</text:span></text:p>
        <text:p text:style-name="P4"><text:span text:style-name="T6"><text:s text:c="4"/>"roles": {</text:span></text:p>
        <text:p text:style-name="P4"><text:span text:style-name="T6"><text:s text:c="7"/>"number" : 7</text:span></text:p>
        <text:p text:style-name="P4"><text:span text:style-name="T6"><text:s text:c="4"/>},</text:span></text:p>
        <text:p text:style-name="P4"><text:span text:style-name="T3">// les centres de départ pour chaque rôle : (attention c</text:span><text:span text:style-name="T8">’est </text:span><text:span text:style-name="T3">un numéro de centre, pas de zone)</text:span></text:p>
        <text:p text:style-name="P4"><text:span text:style-name="T6"><text:s text:c="4"/>"start_centers": [</text:span></text:p>
        <text:p text:style-name="P4"><text:span text:style-name="T6"><text:s text:c="6"/>[9, 14, 13],</text:span></text:p>
        <text:p text:style-name="P4"><text:span text:style-name="T6"><text:s text:c="6"/>[4, 15, 20],</text:span></text:p>
        <text:p text:style-name="P4"><text:span text:style-name="T6"><text:s text:c="6"/>[3, 12, 17],</text:span></text:p>
        <text:p text:style-name="P4"><text:span text:style-name="T6"><text:s text:c="6"/>[18, 22, 32],</text:span></text:p>
        <text:p text:style-name="P4"><text:span text:style-name="T6"><text:s text:c="6"/>[5, 30, 33],</text:span></text:p>
        <text:p text:style-name="P4"><text:span text:style-name="T6"><text:s text:c="6"/>[16, 25, 28, 34],</text:span></text:p>
        <text:p text:style-name="P4"><text:span text:style-name="T6"><text:s text:c="6"/>[1, 7, 26]</text:span></text:p>
        <text:p text:style-name="P4"><text:span text:style-name="T6"><text:s text:c="4"/>],</text:span></text:p>
        <text:p text:style-name="P4"><text:span text:style-name="T3">// le nombre de type de côte dans la variante</text:span></text:p>
        <text:p text:style-name="P4"><text:span text:style-name="T6"><text:s text:c="4"/>"type_coasts": {</text:span></text:p>
        <text:p text:style-name="P4"><text:soft-page-break/><text:span text:style-name="T6"><text:s text:c="6"/>"number" : 3</text:span></text:p>
        <text:p text:style-name="P4"><text:span text:style-name="T6"><text:s text:c="4"/>},</text:span></text:p>
        <text:p text:style-name="P4"><text:span text:style-name="T3">// les zones côtières : numéro de la zone terrestre, type de zone côtière</text:span></text:p>
        <text:p text:style-name="P4"><text:span text:style-name="T6"><text:s text:c="4"/>"coastal_zones": [</text:span></text:p>
        <text:p text:style-name="P4"><text:span text:style-name="T6"><text:s text:c="5"/>[16, 1],</text:span></text:p>
        <text:p text:style-name="P4"><text:span text:style-name="T6"><text:s text:c="5"/>[16, 3],</text:span></text:p>
        <text:p text:style-name="P4"><text:span text:style-name="T6"><text:s text:c="5"/>[60, 2],</text:span></text:p>
        <text:p text:style-name="P4"><text:span text:style-name="T6"><text:s text:c="5"/>[60, 3],</text:span></text:p>
        <text:p text:style-name="P4"><text:span text:style-name="T6"><text:s text:c="5"/>[61, 2],</text:span></text:p>
        <text:p text:style-name="P4"><text:span text:style-name="T6"><text:s text:c="5"/>[61, 3]</text:span></text:p>
        <text:p text:style-name="P4"><text:span text:style-name="T6"><text:s text:c="4"/>],</text:span></text:p>
        <text:p text:style-name="P4"><text:span text:style-name="T3">// les unités de départ : par rôle : par type d’unité : liste de zone (1=armée 2=flotte)</text:span></text:p>
        <text:p text:style-name="P4"><text:span text:style-name="T6"><text:s text:c="4"/>"start_units": [</text:span></text:p>
        <text:p text:style-name="P4"><text:span text:style-name="T6"><text:s text:c="6"/>{"1" : [36], <text:s text:c="4"/>"2" : [ 22, 34]} ,</text:span></text:p>
        <text:p text:style-name="P4"><text:span text:style-name="T6"><text:s text:c="6"/>{"1" : [37, 47], "2" : [ 14]} ,</text:span></text:p>
        <text:p text:style-name="P4"><text:span text:style-name="T6"><text:s text:c="6"/>{"1" : [10, 40], "2" : [ 33]} ,</text:span></text:p>
        <text:p text:style-name="P4"><text:span text:style-name="T6"><text:s text:c="6"/>{"1" : [52, 70], "2" : [ 42]} ,</text:span></text:p>
        <text:p text:style-name="P4"><text:span text:style-name="T6"><text:s text:c="6"/>{"1" : [15, 71], "2" : [ 64]} ,</text:span></text:p>
        <text:p text:style-name="P4"><text:span text:style-name="T6"><text:s text:c="6"/>{"1" : [39, 73], "2" : [ 56, 81]} ,</text:span></text:p>
        <text:p text:style-name="P4"><text:span text:style-name="T6"><text:s text:c="6"/>{"1" : [19, 59], "2" : [ 4]}</text:span></text:p>
        <text:p text:style-name="P4"><text:span text:style-name="T6"><text:s text:c="4"/>],</text:span></text:p>
        <text:p text:style-name="P4"><text:soft-page-break/><text:span text:style-name="T3">// la valeur de l’année zéro</text:span></text:p>
        <text:p text:style-name="P4"><text:span text:style-name="T6"><text:s text:c="4"/>"year_zero" : 1900,</text:span></text:p>
        <text:p text:style-name="P4"><text:span text:style-name="T3">// les voisinages (par armée puis par flotte) zone -&gt; liste de zones</text:span></text:p>
        <text:p text:style-name="P4"><text:span text:style-name="T6"><text:s text:c="4"/>"neighbouring": [</text:span></text:p>
        <text:p text:style-name="P4"><text:span text:style-name="T6"><text:s text:c="8"/>{</text:span></text:p>
        <text:p text:style-name="P4"><text:span text:style-name="T6"><text:s text:c="12"/>"3": [</text:span></text:p>
        <text:p text:style-name="P4"><text:span text:style-name="T6"><text:s text:c="16"/>28,</text:span></text:p>
        <text:p text:style-name="P4"><text:span text:style-name="T6"><text:s text:c="16"/>55,</text:span></text:p>
        <text:p text:style-name="P4"><text:span text:style-name="T6"><text:s text:c="16"/>64</text:span></text:p>
        <text:p text:style-name="P4"><text:span text:style-name="T6"><text:s text:c="12"/>],</text:span></text:p>
        <text:p text:style-name="P4"><text:span text:style-name="T6"><text:s text:c="8"/>},</text:span></text:p>
        <text:p text:style-name="P4"><text:span text:style-name="T6"><text:s text:c="8"/>{</text:span></text:p>
        <text:p text:style-name="P4"><text:span text:style-name="T6"><text:s text:c="12"/>"1": [</text:span></text:p>
        <text:p text:style-name="P4"><text:span text:style-name="T6"><text:s text:c="16"/>3,</text:span></text:p>
        <text:p text:style-name="P4"><text:span text:style-name="T6"><text:s text:c="16"/>5,</text:span></text:p>
        <text:p text:style-name="P4"><text:span text:style-name="T6"><text:s text:c="16"/>31,</text:span></text:p>
        <text:p text:style-name="P4"><text:span text:style-name="T6"><text:s text:c="16"/>64,</text:span></text:p>
        <text:p text:style-name="P4"><text:span text:style-name="T6"><text:s text:c="16"/>70</text:span></text:p>
        <text:p text:style-name="P4"><text:span text:style-name="T6"><text:s text:c="12"/>],</text:span></text:p>
        <text:p text:style-name="P4"><text:span text:style-name="T6"><text:s text:c="8"/>}</text:span></text:p>
        <text:p text:style-name="P4"><text:span text:style-name="T3">// les éloignements (par rôle : par type d’unité : zone -&gt; valeur)</text:span></text:p>
        <text:p text:style-name="P4"><text:soft-page-break/><text:span text:style-name="T6"><text:s text:c="4"/>"</text:span><text:span text:style-name="T9">distancing</text:span><text:span text:style-name="T6">": [</text:span></text:p>
        <text:p text:style-name="P4"><text:span text:style-name="T9"><text:s text:c="8"/>[</text:span></text:p>
        <text:p text:style-name="P4"><text:span text:style-name="T9"><text:s text:c="12"/>{</text:span></text:p>
        <text:p text:style-name="P4"><text:span text:style-name="T9"><text:s text:c="16"/>"34": 0,</text:span></text:p>
        <text:p text:style-name="P4"><text:span text:style-name="T9"><text:s text:c="16"/>"41": 3,</text:span></text:p>
        <text:p text:style-name="P4"><text:span text:style-name="T9"><text:s text:c="16"/>"81": 3,</text:span></text:p>
        <text:p text:style-name="P4"><text:span text:style-name="T9"><text:s text:c="16"/>"63": 7,</text:span></text:p>
        <text:p text:style-name="P4"><text:span text:style-name="T9"><text:s text:c="16"/>"65": 4,</text:span></text:p>
        <text:p text:style-name="P4"><text:span text:style-name="T9"><text:s text:c="16"/>"43": 1,</text:span></text:p>
        <text:p text:style-name="P4"><text:span text:style-name="T9"><text:s text:c="16"/>"32": 1,</text:span></text:p>
        <text:p text:style-name="P5"/>
        <text:p text:style-name="P6"/>
        <text:p text:style-name="P4"><text:span text:style-name="T4">Explications : un éloignement sert à réaliser les suppressions par défaut. C’est la plus petite distance entre une zone et le centre de départ du pays. </text:span></text:p>
        <text:p text:style-name="P4"><text:span text:style-name="T10">Important : </text:span><text:span text:style-name="T5">Cette partie peut être ignorée auquel cas un script se chargera de la calculer.</text:span></text:p>
        <text:p text:style-name="P7"/>
        <text:h text:style-name="Heading_20_2" text:outline-level="2">Une interface de variante</text:h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Standard"><text:span text:style-name="T2">Éléments à placer sur le front end qui décrivent la manière dont la variante est affichée et décrite. Par exemple pour la variante standard on a typiquement l’interface Hasbro (en américain) et l’interface Diplomania (en français).</text:span></text:p>
              <text:p text:style-name="Standard"><text:span text:style-name="T2">Dans la pratique diplomania propose également une interface daltoniens qui change de diplomania uniquement par les couleurs.</text:span></text:p>
            </table:table-cell>
          </table:table-row>
        </table:table>
        <text:p text:style-name="Standard"/>
        <text:p text:style-name="Standard">Un fichier de fond de carte nommé « map.png » sans aucune légende</text:p>
        <text:p text:style-name="Standard">Les rôles étant numérotés de 0 (arbitre) à n (pour une variante à n joueurs), donc, dans un répertoire nommé « roles » une image png de taille 40 x 25 pixel pour chaque rôle, nommée « 0.png », « 1.png » etc…</text:p>
        <text:p text:style-name="Standard"><text:soft-page-break/>Un fichier README contenant une petite phrase décrivant l’interface pour la variante</text:p>
        <text:p text:style-name="Standard">Un fichier « parameters.json » sur le modèle ci-dessous :</text:p>
        <text:p text:style-name="P4"><text:span text:style-name="T6">{</text:span></text:p>
        <text:p text:style-name="P4"><text:span text:style-name="T3">// dimensions du fond de carte (le fichier map.png)</text:span></text:p>
        <text:p text:style-name="P4"><text:span text:style-name="T6"><text:s text:c="4"/>"map": {</text:span></text:p>
        <text:p text:style-name="P4"><text:span text:style-name="T6"><text:s text:c="8"/>"width": 812,</text:span></text:p>
        <text:p text:style-name="P4"><text:span text:style-name="T6"><text:s text:c="8"/>"height": 718</text:span></text:p>
        <text:p text:style-name="P4"><text:span text:style-name="T6"><text:s text:c="4"/>},</text:span></text:p>
        <text:p text:style-name="P4"><text:span text:style-name="T3">// nom des régions (pas de raison de changer)</text:span></text:p>
        <text:p text:style-name="P4"><text:span text:style-name="T6"><text:s text:c="4"/>"regions": {</text:span></text:p>
        <text:p text:style-name="P4"><text:span text:style-name="T6"><text:s text:c="8"/>"1": {</text:span></text:p>
        <text:p text:style-name="P4"><text:span text:style-name="T6"><text:s text:c="12"/>"name": "Cote"</text:span></text:p>
        <text:p text:style-name="P4"><text:span text:style-name="T6"><text:s text:c="8"/>},</text:span></text:p>
        <text:p text:style-name="P4"><text:span text:style-name="T6"><text:s text:c="8"/>"2": {</text:span></text:p>
        <text:p text:style-name="P4"><text:span text:style-name="T6"><text:s text:c="12"/>"name": "Terre"</text:span></text:p>
        <text:p text:style-name="P4"><text:span text:style-name="T6"><text:s text:c="8"/>},</text:span></text:p>
        <text:p text:style-name="P4"><text:span text:style-name="T6"><text:s text:c="8"/>"3": {</text:span></text:p>
        <text:p text:style-name="P4"><text:span text:style-name="T6"><text:s text:c="12"/>"name": "Mer"</text:span></text:p>
        <text:p text:style-name="P4"><text:span text:style-name="T6"><text:s text:c="8"/>}</text:span></text:p>
        <text:p text:style-name="P4"><text:span text:style-name="T6"><text:s text:c="4"/>},</text:span></text:p>
        <text:p text:style-name="P4"><text:span text:style-name="T3">// nom des types d’unités (pas de raison de changer)</text:span></text:p>
        <text:p text:style-name="P4"><text:soft-page-break/><text:span text:style-name="T6"><text:s text:c="4"/>"units": {</text:span></text:p>
        <text:p text:style-name="P4"><text:span text:style-name="T6"><text:s text:c="8"/>"1": {</text:span></text:p>
        <text:p text:style-name="P4"><text:span text:style-name="T6"><text:s text:c="12"/>"name": "Armee"</text:span></text:p>
        <text:p text:style-name="P4"><text:span text:style-name="T6"><text:s text:c="8"/>},</text:span></text:p>
        <text:p text:style-name="P4"><text:span text:style-name="T6"><text:s text:c="8"/>"2": {</text:span></text:p>
        <text:p text:style-name="P4"><text:span text:style-name="T6"><text:s text:c="12"/>"name": "Flotte"</text:span></text:p>
        <text:p text:style-name="P4"><text:span text:style-name="T6"><text:s text:c="8"/>}</text:span></text:p>
        <text:p text:style-name="P4"><text:span text:style-name="T6"><text:s text:c="4"/>},</text:span></text:p>
        <text:p text:style-name="P4"><text:span text:style-name="T3">// information sur les rôles en commençant par l’arbitre - la première valeur du </text:span><text:span text:style-name="T8">composant</text:span><text:span text:style-name="T3"> couleur est pour l</text:span><text:span text:style-name="T8">’unité la deuxième est pour le fond de carte</text:span></text:p>
        <text:p text:style-name="P4"><text:span text:style-name="T6"><text:s text:c="4"/>"roles": {</text:span></text:p>
        <text:p text:style-name="P4"><text:span text:style-name="T6"><text:s text:c="8"/>"0": {</text:span></text:p>
        <text:p text:style-name="P4"><text:span text:style-name="T6"><text:s text:c="12"/>"name": "Arbitre",</text:span></text:p>
        <text:p text:style-name="P4"><text:span text:style-name="T6"><text:s text:c="12"/>"adjective_name": "Arbitre",</text:span></text:p>
        <text:p text:style-name="P4"><text:span text:style-name="T6"><text:s text:c="12"/>"letter_name": "M",</text:span></text:p>
        <text:p text:style-name="P4"><text:span text:style-name="T6"><text:s text:c="12"/>"red": [</text:span></text:p>
        <text:p text:style-name="P4"><text:span text:style-name="T6"><text:s text:c="16"/>0,</text:span></text:p>
        <text:p text:style-name="P4"><text:span text:style-name="T6"><text:s text:c="16"/>0</text:span></text:p>
        <text:p text:style-name="P4"><text:span text:style-name="T6"><text:s text:c="12"/>],</text:span></text:p>
        <text:p text:style-name="P4"><text:span text:style-name="T6"><text:s text:c="12"/>"green": [</text:span></text:p>
        <text:p text:style-name="P4"><text:span text:style-name="T6"><text:s text:c="16"/>0,</text:span></text:p>
        <text:p text:style-name="P4"><text:span text:style-name="T6"><text:s text:c="16"/>0</text:span></text:p>
        <text:p text:style-name="P4"><text:soft-page-break/><text:span text:style-name="T6"><text:s text:c="12"/>],</text:span></text:p>
        <text:p text:style-name="P4"><text:span text:style-name="T6"><text:s text:c="12"/>"blue": [</text:span></text:p>
        <text:p text:style-name="P4"><text:span text:style-name="T6"><text:s text:c="16"/>0,</text:span></text:p>
        <text:p text:style-name="P4"><text:span text:style-name="T6"><text:s text:c="16"/>0</text:span></text:p>
        <text:p text:style-name="P4"><text:span text:style-name="T6"><text:s text:c="12"/>]</text:span></text:p>
        <text:p text:style-name="P4"><text:span text:style-name="T6"><text:s text:c="8"/>},</text:span></text:p>
        <text:p text:style-name="P4"><text:span text:style-name="T6"><text:s text:c="8"/>"1": {</text:span></text:p>
        <text:p text:style-name="P4"><text:span text:style-name="T6"><text:s text:c="12"/>"name": "Angleterre",</text:span></text:p>
        <text:p text:style-name="P4"><text:span text:style-name="T6"><text:s text:c="12"/>"adjective_name": "anglais",</text:span></text:p>
        <text:p text:style-name="P4"><text:span text:style-name="T6"><text:s text:c="12"/>"letter_name": "E",</text:span></text:p>
        <text:p text:style-name="P4"><text:span text:style-name="T6"><text:s text:c="12"/>"red": [</text:span></text:p>
        <text:p text:style-name="P4"><text:span text:style-name="T6"><text:s text:c="16"/>47,</text:span></text:p>
        <text:p text:style-name="P4"><text:span text:style-name="T6"><text:s text:c="16"/>131</text:span></text:p>
        <text:p text:style-name="P4"><text:span text:style-name="T6"><text:s text:c="12"/>],</text:span></text:p>
        <text:p text:style-name="P4"><text:span text:style-name="T6"><text:s text:c="12"/>"green": [</text:span></text:p>
        <text:p text:style-name="P4"><text:span text:style-name="T6"><text:s text:c="16"/>138,</text:span></text:p>
        <text:p text:style-name="P4"><text:span text:style-name="T6"><text:s text:c="16"/>185</text:span></text:p>
        <text:p text:style-name="P4"><text:span text:style-name="T6"><text:s text:c="12"/>],</text:span></text:p>
        <text:p text:style-name="P4"><text:span text:style-name="T6"><text:s text:c="12"/>"blue": [</text:span></text:p>
        <text:p text:style-name="P4"><text:span text:style-name="T6"><text:s text:c="16"/>170,</text:span></text:p>
        <text:p text:style-name="P4"><text:span text:style-name="T6"><text:s text:c="16"/>204</text:span></text:p>
        <text:p text:style-name="P4"><text:soft-page-break/><text:span text:style-name="T6"><text:s text:c="12"/>]</text:span></text:p>
        <text:p text:style-name="P4"><text:span text:style-name="T6"><text:s text:c="8"/>},</text:span></text:p>
        <text:p text:style-name="P4"><text:span text:style-name="T3">// nom des types de côtes (pas de raison de changer, éventuellement ajouter « co »)</text:span></text:p>
        <text:p text:style-name="P4"><text:span text:style-name="T6"><text:s text:c="4"/>"coasts": {</text:span></text:p>
        <text:p text:style-name="P4"><text:span text:style-name="T6"><text:s text:c="8"/>"1": {</text:span></text:p>
        <text:p text:style-name="P4"><text:span text:style-name="T6"><text:s text:c="12"/>"name": "ce"</text:span></text:p>
        <text:p text:style-name="P4"><text:span text:style-name="T6"><text:s text:c="8"/>},</text:span></text:p>
        <text:p text:style-name="P4"><text:span text:style-name="T6"><text:s text:c="8"/>"2": {</text:span></text:p>
        <text:p text:style-name="P4"><text:span text:style-name="T6"><text:s text:c="12"/>"name": "cn"</text:span></text:p>
        <text:p text:style-name="P4"><text:span text:style-name="T6"><text:s text:c="8"/>},</text:span></text:p>
        <text:p text:style-name="P4"><text:span text:style-name="T6"><text:s text:c="8"/>"3": {</text:span></text:p>
        <text:p text:style-name="P4"><text:span text:style-name="T6"><text:s text:c="12"/>"name": "cs"</text:span></text:p>
        <text:p text:style-name="P4"><text:span text:style-name="T6"><text:s text:c="8"/>}</text:span></text:p>
        <text:p text:style-name="P4"><text:span text:style-name="T6"><text:s text:c="4"/>},</text:span></text:p>
        <text:p text:style-name="P4"><text:span text:style-name="T3">// information sur les zones (nom court, nom long, position unité, position légende)</text:span></text:p>
        <text:p text:style-name="P4"><text:span text:style-name="T3">// une zone normale</text:span></text:p>
        <text:p text:style-name="P4"><text:span text:style-name="T6"><text:s text:c="4"/>"zones": {</text:span></text:p>
        <text:p text:style-name="P4"><text:span text:style-name="T6"><text:s text:c="8"/>"1": {</text:span></text:p>
        <text:p text:style-name="P4"><text:span text:style-name="T6"><text:s text:c="12"/>"name": "Adr",</text:span></text:p>
        <text:p text:style-name="P4"><text:span text:style-name="T6"><text:s text:c="12"/>"full_name": "Mer Adriatique",</text:span></text:p>
        <text:p text:style-name="P4"><text:span text:style-name="T6"><text:s text:c="12"/>"x_pos": 466,</text:span></text:p>
        <text:p text:style-name="P4"><text:soft-page-break/><text:span text:style-name="T6"><text:s text:c="12"/>"y_pos": 568,</text:span></text:p>
        <text:p text:style-name="P4"><text:span text:style-name="T6"><text:s text:c="12"/>"x_legend_pos": 466,</text:span></text:p>
        <text:p text:style-name="P4"><text:span text:style-name="T6"><text:s text:c="12"/>"y_legend_pos": 554</text:span></text:p>
        <text:p text:style-name="P4"><text:span text:style-name="T6"><text:s text:c="8"/>},</text:span></text:p>
        <text:p text:style-name="P4"><text:span text:style-name="T3">// une zone côtière</text:span></text:p>
        <text:p text:style-name="P4"><text:span text:style-name="T6"><text:s text:c="8"/>"76": {</text:span></text:p>
        <text:p text:style-name="P4"><text:span text:style-name="T6"><text:s text:c="12"/>"name": "",</text:span></text:p>
        <text:p text:style-name="P4"><text:span text:style-name="T6"><text:s text:c="12"/>"full_name": "",</text:span></text:p>
        <text:p text:style-name="P4"><text:span text:style-name="T6"><text:s text:c="12"/>"x_pos": 591,</text:span></text:p>
        <text:p text:style-name="P4"><text:span text:style-name="T6"><text:s text:c="12"/>"y_pos": 527,</text:span></text:p>
        <text:p text:style-name="P4"><text:span text:style-name="T6"><text:s text:c="12"/>"x_legend_pos": 591,</text:span></text:p>
        <text:p text:style-name="P4"><text:span text:style-name="T6"><text:s text:c="12"/>"y_legend_pos": 513</text:span></text:p>
        <text:p text:style-name="P4"><text:span text:style-name="T6"><text:s text:c="8"/>},</text:span></text:p>
        <text:p text:style-name="P4"><text:span text:style-name="T3">// position des centres</text:span></text:p>
        <text:p text:style-name="P4"><text:span text:style-name="T6"><text:s text:c="4"/>"centers": {</text:span></text:p>
        <text:p text:style-name="P4"><text:span text:style-name="T6"><text:s text:c="8"/>"1": {</text:span></text:p>
        <text:p text:style-name="P4"><text:span text:style-name="T6"><text:s text:c="12"/>"x_pos": 673,</text:span></text:p>
        <text:p text:style-name="P4"><text:span text:style-name="T6"><text:s text:c="12"/>"y_pos": 554</text:span></text:p>
        <text:p text:style-name="P4"><text:span text:style-name="T6"><text:s text:c="8"/>},</text:span></text:p>
        <text:p text:style-name="P4"><text:span text:style-name="T3">// noms des saisons (pas de raison de changer)</text:span></text:p>
        <text:p text:style-name="P4"><text:span text:style-name="T6"><text:s text:c="4"/>"seasons": {</text:span></text:p>
        <text:p text:style-name="P4"><text:soft-page-break/><text:span text:style-name="T6"><text:s text:c="8"/>"1": {</text:span></text:p>
        <text:p text:style-name="P4"><text:span text:style-name="T6"><text:s text:c="12"/>"name": "Printemps"</text:span></text:p>
        <text:p text:style-name="P4"><text:span text:style-name="T6"><text:s text:c="8"/>},</text:span></text:p>
        <text:p text:style-name="P4"><text:span text:style-name="T6"><text:s text:c="8"/>"2": {</text:span></text:p>
        <text:p text:style-name="P4"><text:span text:style-name="T6"><text:s text:c="12"/>"name": "Ete"</text:span></text:p>
        <text:p text:style-name="P4"><text:span text:style-name="T6"><text:s text:c="8"/>},</text:span></text:p>
        <text:p text:style-name="P4"><text:span text:style-name="T6"><text:s text:c="8"/>"3": {</text:span></text:p>
        <text:p text:style-name="P4"><text:span text:style-name="T6"><text:s text:c="12"/>"name": "Automne"</text:span></text:p>
        <text:p text:style-name="P4"><text:span text:style-name="T6"><text:s text:c="8"/>},</text:span></text:p>
        <text:p text:style-name="P4"><text:span text:style-name="T6"><text:s text:c="8"/>"4": {</text:span></text:p>
        <text:p text:style-name="P4"><text:span text:style-name="T6"><text:s text:c="12"/>"name": "Hiver"</text:span></text:p>
        <text:p text:style-name="P4"><text:span text:style-name="T6"><text:s text:c="8"/>},</text:span></text:p>
        <text:p text:style-name="P4"><text:span text:style-name="T6"><text:s text:c="8"/>"5": {</text:span></text:p>
        <text:p text:style-name="P4"><text:span text:style-name="T6"><text:s text:c="12"/>"name": "Ajustements"</text:span></text:p>
        <text:p text:style-name="P4"><text:span text:style-name="T6"><text:s text:c="8"/>}</text:span></text:p>
        <text:p text:style-name="P4"><text:span text:style-name="T6"><text:s text:c="4"/>},</text:span></text:p>
        <text:p text:style-name="P4"><text:span text:style-name="T3">// noms des ordres (pas de raison de changer)</text:span></text:p>
        <text:p text:style-name="P4"><text:span text:style-name="T6"><text:s text:c="4"/>"orders": {</text:span></text:p>
        <text:p text:style-name="P4"><text:span text:style-name="T6"><text:s text:c="8"/>"1": {</text:span></text:p>
        <text:p text:style-name="P4"><text:span text:style-name="T6"><text:s text:c="12"/>"name": "Attaquer"</text:span></text:p>
        <text:p text:style-name="P4"><text:span text:style-name="T6"><text:s text:c="8"/>},</text:span></text:p>
        <text:p text:style-name="P4"><text:soft-page-break/><text:span text:style-name="T6"><text:s text:c="8"/>"2": {</text:span></text:p>
        <text:p text:style-name="P4"><text:span text:style-name="T6"><text:s text:c="12"/>"name": "Soutenir offensivement"</text:span></text:p>
        <text:p text:style-name="P4"><text:span text:style-name="T6"><text:s text:c="8"/>},</text:span></text:p>
        <text:p text:style-name="P4"><text:span text:style-name="T6"><text:s text:c="8"/>"3": {</text:span></text:p>
        <text:p text:style-name="P4"><text:span text:style-name="T6"><text:s text:c="12"/>"name": "Soutenir defensivement"</text:span></text:p>
        <text:p text:style-name="P4"><text:span text:style-name="T6"><text:s text:c="8"/>},</text:span></text:p>
        <text:p text:style-name="P4"><text:span text:style-name="T6"><text:s text:c="8"/>"4": {</text:span></text:p>
        <text:p text:style-name="P4"><text:span text:style-name="T6"><text:s text:c="12"/>"name": "Tenir"</text:span></text:p>
        <text:p text:style-name="P4"><text:span text:style-name="T6"><text:s text:c="8"/>},</text:span></text:p>
        <text:p text:style-name="P4"><text:span text:style-name="T6"><text:s text:c="8"/>"5": {</text:span></text:p>
        <text:p text:style-name="P4"><text:span text:style-name="T6"><text:s text:c="12"/>"name": "Convoyer"</text:span></text:p>
        <text:p text:style-name="P4"><text:span text:style-name="T6"><text:s text:c="8"/>},</text:span></text:p>
        <text:p text:style-name="P4"><text:span text:style-name="T6"><text:s text:c="8"/>"6": {</text:span></text:p>
        <text:p text:style-name="P4"><text:span text:style-name="T6"><text:s text:c="12"/>"name": "Retraiter"</text:span></text:p>
        <text:p text:style-name="P4"><text:span text:style-name="T6"><text:s text:c="8"/>},</text:span></text:p>
        <text:p text:style-name="P4"><text:span text:style-name="T6"><text:s text:c="8"/>"7": {</text:span></text:p>
        <text:p text:style-name="P4"><text:span text:style-name="T6"><text:s text:c="12"/>"name": "Disperser"</text:span></text:p>
        <text:p text:style-name="P4"><text:span text:style-name="T6"><text:s text:c="8"/>},</text:span></text:p>
        <text:p text:style-name="P4"><text:span text:style-name="T6"><text:s text:c="8"/>"8": {</text:span></text:p>
        <text:p text:style-name="P4"><text:span text:style-name="T6"><text:s text:c="12"/>"name": "Construire"</text:span></text:p>
        <text:p text:style-name="P4"><text:span text:style-name="T6"><text:s text:c="8"/>},</text:span></text:p>
        <text:p text:style-name="P4"><text:soft-page-break/><text:span text:style-name="T6"><text:s text:c="8"/>"9": {</text:span></text:p>
        <text:p text:style-name="P4"><text:span text:style-name="T6"><text:s text:c="12"/>"name": "Supprimer"</text:span></text:p>
        <text:p text:style-name="P4"><text:span text:style-name="T6"><text:s text:c="8"/>}</text:span></text:p>
        <text:p text:style-name="P4"><text:span text:style-name="T6"><text:s text:c="4"/>},</text:span></text:p>
        <text:p text:style-name="P4"><text:span text:style-name="T7">// zones cliquables – ne pas oublier les zones côtières qui peuvent être incluses dans une autre zone)</text:span></text:p>
        <text:p text:style-name="P4"><text:span text:style-name="T6"><text:s text:c="4"/>"zone_areas": {</text:span></text:p>
        <text:p text:style-name="P4"><text:span text:style-name="T6"><text:s text:c="8"/>"1": {</text:span></text:p>
        <text:p text:style-name="P4"><text:span text:style-name="T6"><text:s text:c="12"/>"area": [</text:span></text:p>
        <text:p text:style-name="P4"><text:span text:style-name="T6"><text:s text:c="16"/>[</text:span></text:p>
        <text:p text:style-name="P4"><text:span text:style-name="T6"><text:s text:c="20"/>500,</text:span></text:p>
        <text:p text:style-name="P4"><text:span text:style-name="T6"><text:s text:c="20"/>593</text:span></text:p>
        <text:p text:style-name="P4"><text:span text:style-name="T6"><text:s text:c="16"/>],</text:span></text:p>
        <text:p text:style-name="P4"><text:span text:style-name="T6"><text:s text:c="16"/>[</text:span></text:p>
        <text:p text:style-name="P4"><text:span text:style-name="T6"><text:s text:c="20"/>497,</text:span></text:p>
        <text:p text:style-name="P4"><text:span text:style-name="T6"><text:s text:c="20"/>592</text:span></text:p>
        <text:p text:style-name="P4"><text:span text:style-name="T6"><text:s text:c="16"/>],</text:span></text:p>
        <text:p text:style-name="P4"><text:span text:style-name="T6"><text:s text:c="16"/>[</text:span></text:p>
        <text:p text:style-name="P4"><text:span text:style-name="T6"><text:s text:c="20"/>493,</text:span></text:p>
        <text:p text:style-name="P4"><text:span text:style-name="T6"><text:s text:c="20"/>592</text:span></text:p>
        <text:p text:style-name="P4"><text:span text:style-name="T6"><text:s text:c="16"/>],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2T10:53:00</meta:creation-date>
    <meta:initial-creator>Jeremie LEFRANCOIS</meta:initial-creator>
    <meta:document-statistic meta:table-count="3" meta:image-count="0" meta:object-count="0" meta:page-count="17" meta:paragraph-count="415" meta:word-count="1150" meta:character-count="7503" meta:non-whitespace-character-count="4548"/>
    <meta:generator>LibreOfficeDev/6.0.5.2$Linux_X86_64 LibreOffice_project/</meta:generator>
  </office:meta>
</office:document-meta>
</file>